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725cm"/>
    </style:style>
    <style:style style:name="co9" style:family="table-column">
      <style:table-column-properties fo:break-before="auto" style:column-width="2.561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11"/>
    <style:style style:name="ce6" style:family="table-cell" style:parent-style-name="Default" style:data-style-name="N111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11">
      <style:text-properties fo:color="#ffcc00"/>
    </style:style>
    <style:style style:name="ce14" style:family="table-cell" style:parent-style-name="Default" style:data-style-name="N111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11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8" table:default-cell-style-name="ce6"/>
        <table:table-column table:style-name="co9" table:default-cell-style-name="ce10"/>
        <table:table-column table:style-name="co3" table:default-cell-style-name="ce6"/>
        <table:table-column table:style-name="co3" table:default-cell-style-name="ce13"/>
        <table:table-column table:style-name="co10" table:default-cell-style-name="ce11"/>
        <table:table-column table:style-name="co11" table:default-cell-style-name="ce13"/>
        <table:table-column table:style-name="co3" table:default-cell-style-name="ce18"/>
        <table:table-column table:style-name="co3" table:default-cell-style-name="ce12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Rohm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3">
          <table:table-cell office:value-type="string">
            <text:p>Kurs</text:p>
          </table:table-cell>
          <table:table-cell table:style-name="ce4" office:value-type="currency" office:currency="EUR" office:value="76.4">
            <text:p>76,40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6" table:formula="of:=[.D20]+[.D19]" office:value-type="currency" office:currency="JPY" office:value="18286.2290724647">
            <text:p>￥18.286</text:p>
          </table:table-cell>
          <table:table-cell table:style-name="ce6" table:formula="of:=[.F2]-[.B3]/[.B4]" office:value-type="currency" office:currency="JPY" office:value="18286.2290724647">
            <text:p>￥18.286</text:p>
          </table:table-cell>
          <table:table-cell table:style-name="ce15" table:formula="of:=[.G2]*0.0071" office:value-type="currency" office:currency="EUR" office:value="129.8322264145">
            <text:p>129,83 €</text:p>
          </table:table-cell>
          <table:table-cell table:style-name="ce10" office:value-type="percentage" office:value="0.2">
            <text:p>20,00%</text:p>
          </table:table-cell>
          <table:table-cell table:style-name="Default"/>
        </table:table-row>
        <table:table-row table:style-name="ro3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JPY" office:value="12542.0863271415">
            <text:p>￥12.542</text:p>
          </table:table-cell>
          <table:table-cell table:formula="of:=[.F3]-[.B3]/[.B4]" office:value-type="currency" office:currency="JPY" office:value="12542.0863271415">
            <text:p>￥12.542</text:p>
          </table:table-cell>
          <table:table-cell table:style-name="ce16" table:formula="of:=[.G3]*0.0071" office:value-type="currency" office:currency="EUR" office:value="89.0488129227049">
            <text:p>89,05 €</text:p>
          </table:table-cell>
          <table:table-cell table:style-name="ce11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91.9278915293991">
            <text:p>91,93 €</text:p>
          </table:table-cell>
        </table:table-row>
        <table:table-row table:style-name="ro3">
          <table:table-cell office:value-type="string">
            <text:p>Aktien</text:p>
          </table:table-cell>
          <table:table-cell table:style-name="Default" office:value-type="float" office:value="0.098">
            <text:p>0,098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JPY" office:value="8825.46372737763">
            <text:p>￥8.825</text:p>
          </table:table-cell>
          <table:table-cell table:style-name="ce14" table:formula="of:=[.F4]-[.B3]/[.B4]" office:value-type="currency" office:currency="JPY" office:value="8825.46372737763">
            <text:p>￥8.825</text:p>
          </table:table-cell>
          <table:table-cell table:style-name="ce17" table:formula="of:=[.G4]*0.0071" office:value-type="currency" office:currency="EUR" office:value="62.6607924643812">
            <text:p>62,66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3">
          <table:table-cell office:value-type="string">
            <text:p>EPS</text:p>
          </table:table-cell>
          <table:table-cell table:style-name="ce5" office:value-type="currency" office:currency="JPY" office:value="802.87">
            <text:p>￥803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2" table:formula="of:=1-[.B2]/[.J3]" office:value-type="percentage" office:value="0.16891382224766">
            <text:p>16,89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f:=[.B5]/2" office:value-type="currency" office:currency="JPY" office:value="401.435">
            <text:p>￥401</text:p>
          </table:table-cell>
          <table:table-cell table:style-name="ce7"/>
          <table:table-cell table:formula="of:=[.B8]/(1+[.D2])^(1/4)" office:value-type="currency" office:currency="JPY" office:value="394.701966633911">
            <text:p>￥395</text:p>
          </table:table-cell>
          <table:table-cell table:formula="of:=[.B5]/2" office:value-type="currency" office:currency="JPY" office:value="401.435">
            <text:p>￥401</text:p>
          </table:table-cell>
          <table:table-cell table:style-name="ce8"/>
          <table:table-cell table:formula="of:=[.E8]/(1+[.D3])^(1/4)" office:value-type="currency" office:currency="JPY" office:value="393.330659399261">
            <text:p>￥393</text:p>
          </table:table-cell>
          <table:table-cell table:formula="of:=[.B5]/2" office:value-type="currency" office:currency="JPY" office:value="401.435">
            <text:p>￥401</text:p>
          </table:table-cell>
          <table:table-cell table:style-name="ce9"/>
          <table:table-cell table:formula="of:=[.H8]/(1+[.D4])^(1/4)" office:value-type="currency" office:currency="JPY" office:value="391.98284748921">
            <text:p>￥392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B5]*(1+[.C9])" office:value-type="currency" office:currency="JPY" office:value="802.87">
            <text:p>￥803</text:p>
          </table:table-cell>
          <table:table-cell office:value-type="percentage" office:value="0">
            <text:p>0,00%</text:p>
          </table:table-cell>
          <table:table-cell table:formula="of:=[.B9]/(1+[.$D$2])^[.A9]" office:value-type="currency" office:currency="JPY" office:value="750.345794392523">
            <text:p>￥750</text:p>
          </table:table-cell>
          <table:table-cell table:formula="of:=[.B5]*(1+[.F9])" office:value-type="currency" office:currency="JPY" office:value="714.5543">
            <text:p>￥715</text:p>
          </table:table-cell>
          <table:table-cell office:value-type="percentage" office:value="-0.11">
            <text:p>-11,00%</text:p>
          </table:table-cell>
          <table:table-cell table:formula="of:=[.E9]/(1+[.$D$3])^[.A9]" office:value-type="currency" office:currency="JPY" office:value="658.575391705069">
            <text:p>￥659</text:p>
          </table:table-cell>
          <table:table-cell table:formula="of:=[.B5]*(1+[.I9])" office:value-type="currency" office:currency="JPY" office:value="674.4108">
            <text:p>￥674</text:p>
          </table:table-cell>
          <table:table-cell office:value-type="percentage" office:value="-0.16">
            <text:p>-16,00%</text:p>
          </table:table-cell>
          <table:table-cell table:formula="of:=[.H9]/(1+[.$D$4])^[.A9]" office:value-type="currency" office:currency="JPY" office:value="613.100727272727">
            <text:p>￥613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[.B9]*(1+[.C10])" office:value-type="currency" office:currency="JPY" office:value="843.0135">
            <text:p>￥843</text:p>
          </table:table-cell>
          <table:table-cell office:value-type="percentage" office:value="0.05">
            <text:p>5,00%</text:p>
          </table:table-cell>
          <table:table-cell table:formula="of:=[.B10]/(1+[.$D$2])^[.A10]" office:value-type="currency" office:currency="JPY" office:value="736.320639357149">
            <text:p>￥736</text:p>
          </table:table-cell>
          <table:table-cell table:formula="of:=[.E9]*(1+[.F10])" office:value-type="currency" office:currency="JPY" office:value="735.990929">
            <text:p>￥736</text:p>
          </table:table-cell>
          <table:table-cell office:value-type="percentage" office:value="0.03">
            <text:p>3,00%</text:p>
          </table:table-cell>
          <table:table-cell table:formula="of:=[.E10]/(1+[.$D$3])^[.A10]" office:value-type="currency" office:currency="JPY" office:value="625.191385673937">
            <text:p>￥625</text:p>
          </table:table-cell>
          <table:table-cell table:formula="of:=[.H9]*(1+[.I10])" office:value-type="currency" office:currency="JPY" office:value="674.4108">
            <text:p>￥674</text:p>
          </table:table-cell>
          <table:table-cell office:value-type="percentage" office:value="0">
            <text:p>0,00%</text:p>
          </table:table-cell>
          <table:table-cell table:formula="of:=[.H10]/(1+[.$D$4])^[.A10]" office:value-type="currency" office:currency="JPY" office:value="557.364297520661">
            <text:p>￥557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formula="of:=[.B10]*(1+[.C11])" office:value-type="currency" office:currency="JPY" office:value="994.75593">
            <text:p>￥995</text:p>
          </table:table-cell>
          <table:table-cell office:value-type="percentage" office:value="0.18">
            <text:p>18,00%</text:p>
          </table:table-cell>
          <table:table-cell table:formula="of:=[.B11]/(1+[.$D$2])^[.A11]" office:value-type="currency" office:currency="JPY" office:value="812.017153683585">
            <text:p>￥812</text:p>
          </table:table-cell>
          <table:table-cell table:formula="of:=[.E10]*(1+[.F11])" office:value-type="currency" office:currency="JPY" office:value="839.02965906">
            <text:p>￥839</text:p>
          </table:table-cell>
          <table:table-cell office:value-type="percentage" office:value="0.14">
            <text:p>14,00%</text:p>
          </table:table-cell>
          <table:table-cell table:formula="of:=[.E11]/(1+[.$D$3])^[.A11]" office:value-type="currency" office:currency="JPY" office:value="656.883114901648">
            <text:p>￥657</text:p>
          </table:table-cell>
          <table:table-cell table:formula="of:=[.H10]*(1+[.I11])" office:value-type="currency" office:currency="JPY" office:value="694.643124">
            <text:p>￥695</text:p>
          </table:table-cell>
          <table:table-cell office:value-type="percentage" office:value="0.03">
            <text:p>3,00%</text:p>
          </table:table-cell>
          <table:table-cell table:formula="of:=[.H11]/(1+[.$D$4])^[.A11]" office:value-type="currency" office:currency="JPY" office:value="521.89566040571">
            <text:p>￥522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formula="of:=[.B11]*(1+[.C12])" office:value-type="currency" office:currency="JPY" office:value="1044.4937265">
            <text:p>￥1.044</text:p>
          </table:table-cell>
          <table:table-cell office:value-type="percentage" office:value="0.05">
            <text:p>5,00%</text:p>
          </table:table-cell>
          <table:table-cell table:formula="of:=[.B12]/(1+[.$D$2])^[.A12]" office:value-type="currency" office:currency="JPY" office:value="796.839262960527">
            <text:p>￥797</text:p>
          </table:table-cell>
          <table:table-cell table:formula="of:=[.E11]*(1+[.F12])" office:value-type="currency" office:currency="JPY" office:value="872.5908454224">
            <text:p>￥873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JPY" office:value="629.639114744437">
            <text:p>￥630</text:p>
          </table:table-cell>
          <table:table-cell table:formula="of:=[.H11]*(1+[.I12])" office:value-type="currency" office:currency="JPY" office:value="701.58955524">
            <text:p>￥702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JPY" office:value="479.195106372515">
            <text:p>￥479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formula="of:=[.B12]*(1+[.C13])" office:value-type="currency" office:currency="JPY" office:value="1096.718412825">
            <text:p>￥1.097</text:p>
          </table:table-cell>
          <table:table-cell office:value-type="percentage" office:value="0.05">
            <text:p>5,00%</text:p>
          </table:table-cell>
          <table:table-cell table:formula="of:=[.B13]/(1+[.$D$2])^[.A13]" office:value-type="currency" office:currency="JPY" office:value="781.945071129489">
            <text:p>￥782</text:p>
          </table:table-cell>
          <table:table-cell table:formula="of:=[.E12]*(1+[.F13])" office:value-type="currency" office:currency="JPY" office:value="898.768570785072">
            <text:p>￥899</text:p>
          </table:table-cell>
          <table:table-cell office:value-type="percentage" office:value="0.03">
            <text:p>3,00%</text:p>
          </table:table-cell>
          <table:table-cell table:formula="of:=[.E13]/(1+[.$D$3])^[.A13]" office:value-type="currency" office:currency="JPY" office:value="597.721924596101">
            <text:p>￥598</text:p>
          </table:table-cell>
          <table:table-cell table:formula="of:=[.H12]*(1+[.I13])" office:value-type="currency" office:currency="JPY" office:value="708.6054507924">
            <text:p>￥709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JPY" office:value="439.988234032946">
            <text:p>￥440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formula="of:=[.B13]*(1+[.C14])" office:value-type="currency" office:currency="JPY" office:value="1151.55433346625">
            <text:p>￥1.152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JPY" office:value="767.329275407443">
            <text:p>￥767</text:p>
          </table:table-cell>
          <table:table-cell table:formula="of:=[.E13]*(1+[.F14])" office:value-type="currency" office:currency="JPY" office:value="925.731627908625">
            <text:p>￥926</text:p>
          </table:table-cell>
          <table:table-cell office:value-type="percentage" office:value="0.03">
            <text:p>3,00%</text:p>
          </table:table-cell>
          <table:table-cell table:formula="of:=[.E14]/(1+[.$D$3])^[.A14]" office:value-type="currency" office:currency="JPY" office:value="567.422656529018">
            <text:p>￥567</text:p>
          </table:table-cell>
          <table:table-cell table:formula="of:=[.H13]*(1+[.I14])" office:value-type="currency" office:currency="JPY" office:value="715.691505300324">
            <text:p>￥716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JPY" office:value="403.989196702978">
            <text:p>￥404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formula="of:=[.B14]*(1+[.C15])" office:value-type="currency" office:currency="JPY" office:value="1209.13205013956">
            <text:p>￥1.209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JPY" office:value="752.986672128799">
            <text:p>￥753</text:p>
          </table:table-cell>
          <table:table-cell table:formula="of:=[.E14]*(1+[.F15])" office:value-type="currency" office:currency="JPY" office:value="953.503576745883">
            <text:p>￥954</text:p>
          </table:table-cell>
          <table:table-cell office:value-type="percentage" office:value="0.03">
            <text:p>3,00%</text:p>
          </table:table-cell>
          <table:table-cell table:formula="of:=[.E15]/(1+[.$D$3])^[.A15]" office:value-type="currency" office:currency="JPY" office:value="538.659296059805">
            <text:p>￥539</text:p>
          </table:table-cell>
          <table:table-cell table:formula="of:=[.H14]*(1+[.I15])" office:value-type="currency" office:currency="JPY" office:value="722.848420353327">
            <text:p>￥723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JPY" office:value="370.935535154552">
            <text:p>￥371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formula="of:=[.B15]*(1+[.C16])" office:value-type="currency" office:currency="JPY" office:value="1269.58865264654">
            <text:p>￥1.270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JPY" office:value="738.912154892747">
            <text:p>￥739</text:p>
          </table:table-cell>
          <table:table-cell table:formula="of:=[.E15]*(1+[.F16])" office:value-type="currency" office:currency="JPY" office:value="972.573648280801">
            <text:p>￥973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JPY" office:value="506.389384314287">
            <text:p>￥506</text:p>
          </table:table-cell>
          <table:table-cell table:formula="of:=[.H15]*(1+[.I16])" office:value-type="currency" office:currency="JPY" office:value="730.076904556861">
            <text:p>￥730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JPY" office:value="340.586264096452">
            <text:p>￥341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f:=[.B16]*(1+[.C17])" office:value-type="currency" office:currency="JPY" office:value="1333.06808527887">
            <text:p>￥1.333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JPY" office:value="725.100712745219">
            <text:p>￥725</text:p>
          </table:table-cell>
          <table:table-cell table:formula="of:=[.E16]*(1+[.F17])" office:value-type="currency" office:currency="JPY" office:value="992.025121246417">
            <text:p>￥992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JPY" office:value="476.052693088085">
            <text:p>￥476</text:p>
          </table:table-cell>
          <table:table-cell table:formula="of:=[.H16]*(1+[.I17])" office:value-type="currency" office:currency="JPY" office:value="737.377673602429">
            <text:p>￥737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JPY" office:value="312.720115215834">
            <text:p>￥31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formula="of:=[.B17]*(1+[.C18])" office:value-type="currency" office:currency="JPY" office:value="1399.72148954281">
            <text:p>￥1.400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JPY" office:value="711.547428394841">
            <text:p>￥712</text:p>
          </table:table-cell>
          <table:table-cell table:formula="of:=[.E17]*(1+[.F18])" office:value-type="currency" office:currency="JPY" office:value="1011.86562367135">
            <text:p>￥1.012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JPY" office:value="447.533407327048">
            <text:p>￥448</text:p>
          </table:table-cell>
          <table:table-cell table:formula="of:=[.H17]*(1+[.I18])" office:value-type="currency" office:currency="JPY" office:value="744.751450338454">
            <text:p>￥745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JPY" office:value="287.133923970902">
            <text:p>￥287</text:p>
          </table:table-cell>
        </table:table-row>
        <table:table-row table:style-name="ro3">
          <table:table-cell table:number-columns-repeated="2"/>
          <table:table-cell table:style-name="ce6"/>
          <table:table-cell table:formula="of:=SUM([.D8:.D18])" office:value-type="currency" office:currency="JPY" office:value="7968.04613172623">
            <text:p>￥7.968</text:p>
          </table:table-cell>
          <table:table-cell/>
          <table:table-cell table:style-name="ce13"/>
          <table:table-cell table:formula="of:=SUM([.G8:.G18])" office:value-type="currency" office:currency="JPY" office:value="6097.3990283387">
            <text:p>￥6.097</text:p>
          </table:table-cell>
          <table:table-cell/>
          <table:table-cell table:style-name="ce18"/>
          <table:table-cell table:formula="of:=SUM([.J8:.J18])" office:value-type="currency" office:currency="JPY" office:value="4718.89190823449">
            <text:p>￥4.719</text:p>
          </table:table-cell>
        </table:table-row>
        <table:table-row table:style-name="ro3">
          <table:table-cell office:value-type="string">
            <text:p>Terminal</text:p>
          </table:table-cell>
          <table:table-cell table:formula="of:=[.B18]*[.D5]" office:value-type="currency" office:currency="JPY" office:value="20995.8223431422">
            <text:p>￥20.996</text:p>
          </table:table-cell>
          <table:table-cell table:style-name="ce6"/>
          <table:table-cell table:formula="of:=[.B20]/(1+[.D2])^([.A18]+1/2)" office:value-type="currency" office:currency="JPY" office:value="10318.1829407385">
            <text:p>￥10.318</text:p>
          </table:table-cell>
          <table:table-cell table:formula="of:=[.E18]*[.D5]" office:value-type="currency" office:currency="JPY" office:value="15177.9843550702">
            <text:p>￥15.178</text:p>
          </table:table-cell>
          <table:table-cell table:style-name="ce13"/>
          <table:table-cell table:formula="of:=[.E20]/(1+[.D3])^([.A18]+1/2)" office:value-type="currency" office:currency="JPY" office:value="6444.68729880284">
            <text:p>￥6.445</text:p>
          </table:table-cell>
          <table:table-cell table:formula="of:=[.H18]*[.D5]" office:value-type="currency" office:currency="JPY" office:value="11171.2717550768">
            <text:p>￥11.171</text:p>
          </table:table-cell>
          <table:table-cell table:style-name="ce18"/>
          <table:table-cell table:formula="of:=[.H20]/(1+[.D4])^([.A18]+1/2)" office:value-type="currency" office:currency="JPY" office:value="4106.57181914314">
            <text:p>￥4.10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4">14.08.2022</text:date>, <text:time>15:13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8-14T15:13:35.99</dc:date>
    <dc:creator>aaa </dc:creator>
    <meta:editing-duration>P3DT4H46M57S</meta:editing-duration>
    <meta:editing-cycles>62</meta:editing-cycles>
    <meta:generator>OpenOffice/4.1.5$Win32 OpenOffice.org_project/415m1$Build-9789</meta:generator>
    <meta:document-statistic meta:table-count="5" meta:cell-count="692" meta:object-count="0"/>
  </office:meta>
</office:document-meta>
</file>